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Times New Roman'" style:font-family-asian="'Times New Roman'" style:font-family-complex="'Times New Roman'" fo:background-color="transparent" fo:color="#4bacc6"/>
    </style:style>
    <style:style style:name="T27" style:family="text">
      <style:text-properties fo:font-size="11.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Times New Roman'" style:font-family-asian="'Times New Roman'" style:font-family-complex="'Times New Roman'" fo:background-color="transparent" fo:color="#ecec00"/>
    </style:style>
    <style:style style:name="T29" style:family="text">
      <style:text-properties fo:font-size="11.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Times New Roman'" style:font-family-asian="'Times New Roman'" style:font-family-complex="'Times New Roman'" fo:background-color="transparent" fo:color="#f79646"/>
    </style:style>
    <style:style style:name="T31" style:family="text">
      <style:text-properties fo:font-size="11.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Times New Roman'" style:font-family-asian="'Times New Roman'" style:font-family-complex="'Times New Roman'" fo:background-color="transparent" fo:color="#f79646"/>
    </style:style>
    <style:style style:name="T33" style:family="text">
      <style:text-properties fo:font-size="11.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Times New Roman'" style:font-family-asian="'Times New Roman'" style:font-family-complex="'Times New Roman'" fo:background-color="transparent" fo:color="#4bacc6"/>
    </style:style>
    <style:style style:name="T35" style:family="text">
      <style:text-properties fo:font-size="11.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Times New Roman'" style:font-family-asian="'Times New Roman'" style:font-family-complex="'Times New Roman'" fo:background-color="transparent" fo:color="#ecec00"/>
    </style:style>
    <style:style style:name="T37" style:family="text">
      <style:text-properties fo:font-size="11.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style:style>
    <style:style style:name="P2" style:family="paragraph">
      <style:paragraph-properties fo:line-height="115.00%" fo:text-align="left"/>
    </style:style>
    <style:style style:name="P3"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6"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9"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12"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00pt" fo:text-indent="-5.00pt">
        <style:tab-stops>
          <style:tab-stop style:position="229.00pt"/>
          <style:tab-stop style:position="65788.00pt" style:leader-style="dotted"/>
        </style:tab-stops>
      </style:paragraph-properties>
    </style:style>
    <style:style style:name="P17" style:family="paragraph">
      <style:paragraph-properties fo:line-height="115.00%" fo:text-align="left"/>
    </style:style>
    <style:style style:name="P18" style:family="paragraph">
      <style:paragraph-properties fo:line-height="100.00%" fo:text-align="lef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style:style>
    <style:style style:name="P21" style:family="paragraph">
      <style:paragraph-properties fo:line-height="115.00%" fo:text-align="left" fo:margin-left="36.00pt" fo:text-indent="0.00pt"/>
    </style:style>
    <style:style style:name="P22" style:family="paragraph">
      <style:paragraph-properties fo:line-height="115.00%" fo:text-align="lef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style:style>
    <style:style style:name="P24" style:family="paragraph">
      <style:paragraph-properties fo:line-height="115.00%" fo:text-align="lef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left"/>
    </style:style>
    <style:style style:name="P26" style:family="paragraph">
      <style:paragraph-properties fo:line-height="115.00%" fo:text-align="lef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style:style>
    <style:style style:name="P28" style:family="paragraph">
      <style:paragraph-properties fo:line-height="115.00%" fo:text-align="lef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left"/>
    </style:style>
    <style:style style:name="P34" style:family="paragraph">
      <style:paragraph-properties fo:line-height="115.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left"/>
    </style:style>
    <style:style style:name="P36" style:family="paragraph">
      <style:paragraph-properties fo:line-height="115.00%" fo:text-align="left"/>
    </style:style>
    <style:style style:name="TableColumn0100" style:family="table-column">
      <style:table-column-properties style:column-width="3.250000in"/>
    </style:style>
    <style:style style:name="TableColumn0101" style:family="table-column">
      <style:table-column-properties style:column-width="3.249306in"/>
    </style:style>
    <style:style style:name="Table01" style:family="table">
      <style:table-properties style:width="6.49930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Cell010001"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Row0101" style:family="table-row">
      <style:table-row-properties/>
    </style:style>
    <style:style style:name="TableCell010100"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Cell010101"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Row0102" style:family="table-row">
      <style:table-row-properties style:min-row-height="0.191667in"/>
    </style:style>
    <style:style style:name="TableCell010200"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Cell010201"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Row0103" style:family="table-row">
      <style:table-row-properties/>
    </style:style>
    <style:style style:name="TableCell010300"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Cell010301"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Row0104" style:family="table-row">
      <style:table-row-properties/>
    </style:style>
    <style:style style:name="TableCell010400"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style:style style:name="TableCell010401" style:family="table-cell">
      <style:table-cell-properties fo:border-top="0.013889in solid #000000" fo:border-left="0.013889in solid #000000" fo:border-right="0.013889in solid #000000" fo:border-bottom="0.013889in solid #000000" fo:padding-left="0.069444in" fo:padding-right="0.069444in" fo:vertical-align="top" fo:background-color="#ffffff"/>
    </style:style>
  </office:automatic-styles>
  <office:body>
    <office:text>
      <text:p text:style-name="P1"><text:span text:style-name="T1"/></text:p>
      <text:p text:style-name="P1"><text:span text:style-name="T2"/></text:p>
      <text:p text:style-name="P2"><text:span text:style-name="T2"/></text:p>
      <table:table table:style-name="Table01">
        <table:table-column table:style-name="TableColumn0100"/>
        <table:table-column table:style-name="TableColumn0101"/>
        <table:table-row table:style-name="TableRow0100">
          <table:table-cell table:style-name="TableCell010000">
            <text:p text:style-name="P4"><text:span text:style-name="T3">Name of Individual Conducting Scanning:</text:span><text:span text:style-name="T4"/></text:p>
          </table:table-cell>
          <table:table-cell table:style-name="TableCell010001">
            <text:p text:style-name="P4"><text:span text:style-name="T5">Daniel Owen</text:span><text:span text:style-name="T6"/></text:p>
          </table:table-cell>
        </table:table-row>
        <table:table-row table:style-name="TableRow0101">
          <table:table-cell table:style-name="TableCell010100">
            <text:p text:style-name="P7"><text:span text:style-name="T7">Nessus Scanner IP (IP of Kali VM):</text:span><text:span text:style-name="T8"/></text:p>
          </table:table-cell>
          <table:table-cell table:style-name="TableCell010101">
            <text:p text:style-name="P7"><text:span text:style-name="T9">10.0.2.15</text:span><text:span text:style-name="T10"/></text:p>
          </table:table-cell>
        </table:table-row>
        <table:table-row table:style-name="TableRow0102">
          <table:table-cell table:style-name="TableCell010200">
            <text:p text:style-name="P10"><text:span text:style-name="T11">Date &amp;Time Scan Started:</text:span><text:span text:style-name="T12"/></text:p>
          </table:table-cell>
          <table:table-cell table:style-name="TableCell010201">
            <text:p text:style-name="P10"><text:span text:style-name="T13">15/05/2024, 9:35</text:span><text:span text:style-name="T14"/></text:p>
          </table:table-cell>
        </table:table-row>
        <table:table-row table:style-name="TableRow0103">
          <table:table-cell table:style-name="TableCell010300">
            <text:p text:style-name="P13"><text:span text:style-name="T15">Date &amp;Time Scan Finished:</text:span><text:span text:style-name="T16"/></text:p>
          </table:table-cell>
          <table:table-cell table:style-name="TableCell010301">
            <text:p text:style-name="P13"><text:span text:style-name="T17">15/05/2024, 9:45</text:span><text:span text:style-name="T18"/></text:p>
          </table:table-cell>
        </table:table-row>
        <table:table-row table:style-name="TableRow0104">
          <table:table-cell table:style-name="TableCell010400">
            <text:p text:style-name="P15"><text:span text:style-name="T19">Security Issues Identified:</text:span><text:span text:style-name="T20"/></text:p>
          </table:table-cell>
          <table:table-cell table:style-name="TableCell010401">
            <text:p text:style-name="P15"><text:span text:style-name="T21">47 Vulnerabilities</text:span><text:span text:style-name="T22"/></text:p>
          </table:table-cell>
        </table:table-row>
      </table:table>
      <text:p text:style-name="P17"><text:span text:style-name="T22"/></text:p>
      <text:p text:style-name="P17"><text:span text:style-name="T22"/></text:p>
      <text:p text:style-name="P17"><text:span text:style-name="T23">Overview</text:span></text:p>
      <text:p text:style-name="P18"><draw:frame text:anchor-type="as-char" svg:width="65.62mm" svg:height="25.40mm" style:rel-width="scale" style:rel-height="scale"><draw:object-ole xlink:href="OleObj1"/><draw:image xlink:href="ObjectReplacements/OleObj1"/></draw:frame><text:span text:style-name="T24"/></text:p>
      <text:p text:style-name="P19"><text:span text:style-name="T25">The scan returned a total of 47 vulnerabilities, with 96% being<text:s/></text:span><text:span text:style-name="T26">info<text:s/></text:span><text:span text:style-name="T27">and the other 4% is split evenly across<text:s/></text:span><text:span text:style-name="T28">Low</text:span><text:span text:style-name="T29"><text:s/>and<text:s/></text:span><text:span text:style-name="T30">Medium</text:span><text:span text:style-name="T31"><text:s/>risk. </text:span></text:p>
      <text:p text:style-name="P19"><text:span text:style-name="T31">The scan discovered 4 vulnerabilities within the SSL certificate, with the server's X.509 certificate being rated as<text:s/></text:span><text:span text:style-name="T32">Medium</text:span><text:span text:style-name="T33"><text:s/>risk, found with the plugin ID: 51192, it has a CVSS base score of 6.5.</text:span></text:p>
      <text:p text:style-name="P19"><text:span text:style-name="T33">the remaining 3 vulnerabilities are rated as<text:s/></text:span><text:span text:style-name="T34">info.</text:span></text:p>
      <text:p text:style-name="P19"><text:span text:style-name="T35">The version of OpenJDK installed on the remote host is prior to 8. It is, therefore, affected by multiple vulnerabilities as referenced in the 2024-04-16 advisory. This vulnerability was found with the plugin ID: 193405, it has a CVSS base score of 3.7. It is rated as<text:s/></text:span><text:span text:style-name="T36">Low<text:s/></text:span><text:span text:style-name="T37">risk.</text:span></text:p>
      <text:p text:style-name="P19"><text:span text:style-name="T38"/></text:p>
      <text:p text:style-name="P19"><text:span text:style-name="T39">Top 5 Most Serious Security Issues (In priority order - most important first):</text:span></text:p>
      <text:p text:style-name="P19"><text:span text:style-name="T40"/></text:p>
      <text:p text:style-name="P19"><text:span text:style-name="T41">&gt;&gt; What are the 5 most critical issues with the scanned system? Talk about each one, and what could happen if an attacker exploits the vulnerability &lt;&lt;</text:span></text:p>
      <text:p text:style-name="P19"><text:span text:style-name="T42"/></text:p>
      <text:list text:style-name="L20">
        <text:list-item>
          <text:p text:style-name="P20"><text:span text:style-name="T43">Security flaw 1 - The most serious issue discovered is the server's X.509 certificate could not be trusted. This situation can occur in 3 different ways:</text:span></text:p>
        </text:list-item>
      </text:list>
      <text:p text:style-name="P21"><text:span text:style-name="T43">(A) The top of the certificate chain sent by the server might not be descended from a known public certificate authority. This can occur either when the top of the chain is an unrecognized, self-signed certificate, or when intermediate certificates are missing that would connect the top of the certificate chain to a known public certificate authority.</text:span></text:p>
      <text:p text:style-name="P21"><text:span text:style-name="T43"><text:tab/></text:span></text:p>
      <text:p text:style-name="P22"><text:span text:style-name="T43"><text:tab/>(B) The certificate chain may contain a certificate that is not valid at the time of the <text:tab/>scan. This can occur either when the scan occurs before one of the certificate's 'notBefore' <text:tab/>dates, or after one of the certificate's 'notAfter' dates.</text:span></text:p>
      <text:p text:style-name="P22"><text:span text:style-name="T44"/></text:p>
      <text:p text:style-name="P22"><text:span text:style-name="T45"><text:tab/>(C) The certificate chain may contain a signature that either didn't match the certificate's <text:tab/>information or could not be verified. Bad signatures can be fixed by getting the certificate <text:tab/>with the bad signature to be re-signed by its issuer. Signatures that could not be verified are <text:tab/>the result of the certificate's issuer using a signing algorithm that Nessus either does not <text:tab/>support or does not recognize.</text:span></text:p>
      <text:p text:style-name="P22"><text:span text:style-name="T46"/></text:p>
      <text:p text:style-name="P22"><text:span text:style-name="T47"><text:tab/>This vulnerability could result in an attacker carrying out a man-in-the-middle attacks <text:tab/>against the remote host.</text:span></text:p>
      <text:p text:style-name="P22"><text:span text:style-name="T48"/></text:p>
      <text:list text:style-name="L23">
        <text:list-item>
          <text:p text:style-name="P23"><text:span text:style-name="T49">Security flaw 2 - The second most vulnerable issue found was the version of OpenJDK installed on the remote host is prior to 8. the Vulnerability in the Oracle Java SE allows unauthenticated attacker with network access via multiple protocols to compromise Oracle Java SE, Oracle GraalVM for JDK, Oracle GraalVM Enterprise Edition. Successful attacks of this vulnerability can result in unauthorized update, insert or delete access to some of Oracle Java SE, Oracle GraalVM for JDK, Oracle GraalVM Enterprise Edition accessible data. Note: This vulnerability can be exploited by using APIs in the specified Component, e.g., through a web service which supplies data to the APIs. This vulnerability also applies to Java deployments, typically in clients running sandboxed Java Web Start applications or sandboxed Java applets, that load and run untrusted code (e.g., code that comes from the internet) and rely on the Java sandbox for security. (CVE-2024-21094)</text:span></text:p>
        </text:list-item>
      </text:list>
      <text:p text:style-name="P24"><text:span text:style-name="T50"/></text:p>
      <text:list text:style-name="L25">
        <text:list-item>
          <text:p text:style-name="P25"><text:span text:style-name="T51">Security flaw 3 - The third issue is enumeration of the network interfaces configured with IPv4 addresses by connecting to the remote host via SSH using the supplied credentials.</text:span></text:p>
        </text:list-item>
      </text:list>
      <text:p text:style-name="P26"><text:span text:style-name="T51"><text:tab/>Whilst the risk factor is none, this could potentially pose a risk by allowing remote access <text:tab/>from an unauthorised user. They could then perform malicious activities, such as stealing <text:tab/>sensitive information and data.</text:span></text:p>
      <text:p text:style-name="P26"><text:span text:style-name="T52"/></text:p>
      <text:list text:style-name="L27">
        <text:list-item>
          <text:p text:style-name="P27"><text:span text:style-name="T53">Security flaw 4 - The fourth issue is the Apache HTTP server installed on the remote linux host. Although the risk factor is none, if an attacker is to discover a vulnerability within Apache it could result in various security issues such as remote code execution and scripting. </text:span></text:p>
        </text:list-item>
        <text:list-item>
          <text:p text:style-name="P27"><text:span text:style-name="T53">Security flaw 5 - The fifth issue is the HTTP server type and version. The reference information is IAVT:<text:s text:c="2"/>0001-T-093. The risk factor is none. If a vulnerability was to be discovered, an attacker could carry out a Denial-of-service (DOS) attack which could cause the system to crash or become unusable. </text:span></text:p>
        </text:list-item>
      </text:list>
      <text:p text:style-name="P28"><text:span text:style-name="T54"/></text:p>
      <text:p text:style-name="P28"><text:span text:style-name="T55">Top 5 - Remediations (In priority order - most important first):</text:span></text:p>
      <text:p text:style-name="P28"><text:span text:style-name="T56"/></text:p>
      <text:list text:style-name="L29">
        <text:list-item>
          <text:p text:style-name="P29"><text:span text:style-name="T57">My suggestions to address the issue related to the server's X.509 certificate would be to purchase or generate a proper SSL certificate and configure the server to use the newly aquired certificate.</text:span></text:p>
        </text:list-item>
      </text:list>
      <text:p text:style-name="P30"><text:span text:style-name="T58"/></text:p>
      <text:list text:style-name="L31">
        <text:list-item>
          <text:p text:style-name="P31"><text:span text:style-name="T59">In order to resolve this issue, I would suggest upgrading to an OpenJDK version greater than 8u402 / 11.0.22 / 17.0.10 / 21.0.2 / 22.0.0 making sure to apply the patch and that the version is current.</text:span></text:p>
        </text:list-item>
      </text:list>
      <text:p text:style-name="P32"><text:span text:style-name="T60"/></text:p>
      <text:list text:style-name="L33">
        <text:list-item>
          <text:p text:style-name="P33"><text:span text:style-name="T61">To resolve the SSH issue it would be wise to disable any unused IPv4 interfaces on the host system.</text:span></text:p>
        </text:list-item>
      </text:list>
      <text:p text:style-name="P34"><text:span text:style-name="T62"/></text:p>
      <text:list text:style-name="L35">
        <text:list-item>
          <text:p text:style-name="P35"><text:span text:style-name="T63">To address vulnerabilities related to Apache HTTP make sure the latest patch and updates are installed on the linux host device.</text:span></text:p>
        </text:list-item>
        <text:list-item>
          <text:p text:style-name="P35"><text:span text:style-name="T63">To address this issue make sure the HTTP server type and version are not disclosed to the public. Also making sure that the latest patches are applied.</text:span></text:p>
        </text:list-item>
      </text:list>
      <text:p text:style-name="P36"><text:span text:style-name="T64"/></text:p>
      <text:p text:style-name="P36"><text:span text:style-name="T6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